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27.6225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ba</text:p>
          </table:table-cell>
          <table:table-cell office:value-type="string" table:style-name="ce2">
            <text:p>Seção</text:p>
          </table:table-cell>
          <table:table-cell office:value-type="string" table:style-name="ce2">
            <text:p>Subseção</text:p>
          </table:table-cell>
          <table:table-cell office:value-type="string" table:style-name="ce2">
            <text:p>Componen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arch database</text:p>
          </table:table-cell>
          <table:table-cell office:value-type="string" table:style-name="ce1">
            <text:p>Protein-coding gene IDs and descriptions</text:p>
          </table:table-cell>
          <table:table-cell table:style-name="ce1"/>
          <table:table-cell office:value-type="string" table:style-name="ce1">
            <text:p>annotation_glimmer3.pl annotation_glimmerm.pl annotation_augustus.pl annotation_myop.pl annotation_glimmerhmm.pl annotation_phat.pl annotation_snap.pl annotation_orf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Gene description</text:p>
          </table:table-cell>
          <table:table-cell office:value-type="string" table:style-name="ce1">
            <text:p>annotation_blast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Analyses of protein-coding genes</text:p>
          </table:table-cell>
          <table:table-cell table:style-name="ce1"/>
          <table:table-cell office:value-type="string" table:style-name="ce1">
            <text:p>annotation_glimmer3.pl annotation_glimmerm.pl annotation_augustus.pl annotation_myop.pl annotation_glimmerhmm.pl annotation_phat.pl annotation_snap.pl annotation_orf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Limit by term(s) in gene description:</text:p>
          </table:table-cell>
          <table:table-cell office:value-type="string" table:style-name="ce1">
            <text:p>annotation_blast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Gene ontology</text:p>
          </table:table-cell>
          <table:table-cell office:value-type="string" table:style-name="ce1">
            <text:p>annotation_interpro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Transporter classification</text:p>
          </table:table-cell>
          <table:table-cell office:value-type="string" table:style-name="ce1">
            <text:p>annotation_tcdb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Phobius</text:p>
          </table:table-cell>
          <table:table-cell office:value-type="string" table:style-name="ce1">
            <text:p>annotation_phobius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BLAST</text:p>
          </table:table-cell>
          <table:table-cell office:value-type="string" table:style-name="ce1">
            <text:p>annotation_blast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RPSBLAST</text:p>
          </table:table-cell>
          <table:table-cell office:value-type="string" table:style-name="ce1">
            <text:p>annotation_rpsblast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KEGG</text:p>
          </table:table-cell>
          <table:table-cell office:value-type="string" table:style-name="ce1">
            <text:p>annotation_pathways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Orthology analysis (eggNOG)</text:p>
          </table:table-cell>
          <table:table-cell office:value-type="string" table:style-name="ce1">
            <text:p>annotation_orthology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Interpro</text:p>
          </table:table-cell>
          <table:table-cell office:value-type="string" table:style-name="ce1">
            <text:p>annotation_interpro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DNA-based analyses</text:p>
          </table:table-cell>
          <table:table-cell office:value-type="string" table:style-name="ce1">
            <text:p>tRNA</text:p>
          </table:table-cell>
          <table:table-cell office:value-type="string" table:style-name="ce1">
            <text:p>annotation_trna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Tandem repeats</text:p>
          </table:table-cell>
          <table:table-cell office:value-type="string" table:style-name="ce1">
            <text:p>annotation_trf.pl annotation_mreps.pl annotation_string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Other non-coding RNA</text:p>
          </table:table-cell>
          <table:table-cell office:value-type="string" table:style-name="ce1">
            <text:p>annotation_infernal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Ribosomal binding sites</text:p>
          </table:table-cell>
          <table:table-cell office:value-type="string" table:style-name="ce1">
            <text:p>annotation_rbs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Transcription terminators</text:p>
          </table:table-cell>
          <table:table-cell office:value-type="string" table:style-name="ce1">
            <text:p>annotation_transterm.p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1">
            <text:p>Horizontal gene transfers</text:p>
          </table:table-cell>
          <table:table-cell office:value-type="string" table:style-name="ce1">
            <text:p>annotation_alienhunter.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obal analyses</text:p>
          </table:table-cell>
          <table:table-cell table:number-columns-repeated="2" table:style-name="ce1"/>
          <table:table-cell office:value-type="string" table:style-name="ce1">
            <text:p>report_go_mapping.pl report_pathways.pl report_kegg_organism.pl report_orthology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Go term mapping</text:p>
          </table:table-cell>
          <table:table-cell table:style-name="ce1"/>
          <table:table-cell office:value-type="string" table:style-name="ce1">
            <text:p>report_go_mapping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eggNOG</text:p>
          </table:table-cell>
          <table:table-cell table:style-name="ce1"/>
          <table:table-cell office:value-type="string" table:style-name="ce1">
            <text:p>report_orthology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KEGG Pathways</text:p>
          </table:table-cell>
          <table:table-cell table:style-name="ce1"/>
          <table:table-cell office:value-type="string" table:style-name="ce1">
            <text:p>report_pathways.pl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mparative Metabolic Reconstruction</text:p>
          </table:table-cell>
          <table:table-cell table:style-name="ce1"/>
          <table:table-cell office:value-type="string" table:style-name="ce1">
            <text:p>report_kegg_organism.pl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RFÃOS (componentes não representados na página de Photorhabdus)</text:p>
          </table:table-cell>
          <table:table-cell table:number-columns-repeated="2" table:style-name="ce1"/>
          <table:table-cell office:value-type="string" table:style-name="ce1">
            <text:p>annotation_bigpi.pl annotation_dgpi.pl annotation_exonerate.pl annotation_estscan.pl annotation_predgpi.pl annotation_hmmr.pl annotation_psort.pl annotation_signalP.pl annotation_sim4.pl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04</meta:generator>
    <dc:title/>
    <dc:description/>
    <dc:subject/>
    <meta:initial-creator/>
    <dc:creator/>
    <meta:creation-date>2016-08-12T16:41:59Z</meta:creation-date>
    <dc:date>2016-08-15T10:12:51Z</dc:date>
    <meta:editing-cycles>27</meta:editing-cycles>
  </office:meta>
</office:document-meta>
</file>